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272cm" fo:margin-left="-0.132cm" fo:margin-right="-0.138cm" table:align="margins" style:writing-mode="lr-tb"/>
    </style:style>
    <style:style style:name="Tableau1.A" style:family="table-column">
      <style:table-column-properties style:column-width="2.875cm" style:rel-column-width="11579*"/>
    </style:style>
    <style:style style:name="Tableau1.B" style:family="table-column">
      <style:table-column-properties style:column-width="6.835cm" style:rel-column-width="27528*"/>
    </style:style>
    <style:style style:name="Tableau1.C" style:family="table-column">
      <style:table-column-properties style:column-width="6.562cm" style:rel-column-width="26428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Text_20_body">
      <style:paragraph-properties fo:text-align="justify" style:justify-single-word="false"/>
      <style:text-properties fo:color="#000000" loext:opacity="100%"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font-size="12pt" style:font-size-asian="12pt"/>
    </style:style>
    <style:style style:name="P3" style:family="paragraph" style:parent-style-name="Standard">
      <style:paragraph-properties fo:margin-top="0.423cm" fo:margin-bottom="0.212cm" style:contextual-spacing="false" fo:text-align="center" style:justify-single-word="false"/>
      <style:text-properties fo:color="#000000" loext:opacity="100%" fo:font-size="12pt" style:font-size-asian="12pt"/>
    </style:style>
    <style:style style:name="P4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style:font-size-asian="12pt"/>
    </style:style>
    <style:style style:name="P5" style:family="paragraph" style:parent-style-name="Standard">
      <style:paragraph-properties fo:margin-top="0.423cm" fo:margin-bottom="0.423cm" style:contextual-spacing="false" fo:text-align="center" style:justify-single-word="false" style:snap-to-layout-grid="false"/>
      <style:text-properties fo:color="#000000" loext:opacity="100%" fo:font-size="12pt" style:font-size-asian="12pt"/>
    </style:style>
    <style:style style:name="P6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style:font-size-asian="12pt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fo:font-weight="bold" style:font-size-asian="12pt" style:font-weight-asian="bold"/>
    </style:style>
    <style:style style:name="P8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fo:background-color="#ffffff" style:font-size-asian="12pt"/>
    </style:style>
    <style:style style:name="P9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fo:background-color="#ffffff" style:font-size-asian="12pt"/>
    </style:style>
    <style:style style:name="P10" style:family="paragraph" style:parent-style-name="Text_20_body">
      <style:paragraph-properties fo:text-align="justify" style:justify-single-word="false" fo:orphans="2" fo:widows="2" style:writing-mode="lr-tb"/>
      <style:text-properties fo:color="#000000" loext:opacity="100%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6pt" style:font-size-asian="16pt"/>
    </style:style>
    <style:style style:name="P12" style:family="paragraph" style:parent-style-name="Standard">
      <style:paragraph-properties fo:margin-top="0.071cm" fo:margin-bottom="0.212cm" style:contextual-spacing="false" fo:text-align="center" style:justify-single-word="false"/>
      <style:text-properties fo:color="#000000" loext:opacity="100%" fo:font-size="14pt" fo:font-weight="bold" style:font-size-asian="14pt" style:font-weight-asian="bold"/>
    </style:style>
    <style:style style:name="P13" style:family="paragraph" style:parent-style-name="Standard">
      <style:paragraph-properties fo:margin-top="0.071cm" fo:margin-bottom="0.212cm" style:contextual-spacing="false" fo:text-align="center" style:justify-single-word="false" style:snap-to-layout-grid="false"/>
      <style:text-properties fo:color="#000000" loext:opacity="100%" fo:font-size="14pt" fo:font-weight="bold" style:font-size-asian="14pt" style:font-weight-asian="bold"/>
    </style:style>
    <style:style style:name="P14" style:family="paragraph" style:parent-style-name="Standard">
      <style:paragraph-properties fo:margin-top="0cm" fo:margin-bottom="0.212cm" style:contextual-spacing="false" fo:text-align="justify" style:justify-single-word="false"/>
      <style:text-properties fo:color="#000000" loext:opacity="100%"/>
    </style:style>
    <style:style style:name="P15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443205" loext:opacity="100%" fo:font-size="12pt" fo:font-weight="normal" fo:background-color="transparent" style:font-size-asian="12pt" style:font-weight-asian="normal" style:font-weight-complex="normal"/>
    </style:style>
    <style:style style:name="P16" style:family="paragraph" style:parent-style-name="Heading_20_1" style:master-page-name="Standard">
      <style:paragraph-properties fo:text-align="center" style:justify-single-word="false" style:page-number="auto"/>
    </style:style>
    <style:style style:name="P17" style:family="paragraph" style:parent-style-name="Heading_20_2">
      <style:paragraph-properties fo:margin-top="0.071cm" fo:margin-bottom="0.212cm" style:contextual-spacing="false"/>
      <style:text-properties fo:color="#000000" loext:opacity="100%" fo:font-size="14pt" fo:font-weight="bold" style:font-size-asian="14pt" style:font-weight-asian="bold"/>
    </style:style>
    <style:style style:name="P18" style:family="paragraph" style:parent-style-name="Standard">
      <style:paragraph-properties fo:margin-top="0.423cm" fo:margin-bottom="0.212cm" style:contextual-spacing="false" fo:text-align="center" style:justify-single-word="false"/>
      <style:text-properties fo:color="#000000" loext:opacity="100%" fo:font-size="12pt" style:font-size-asian="12pt"/>
    </style:style>
    <style:style style:name="P19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style:font-size-asian="12pt"/>
    </style:style>
    <style:style style:name="P20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style:font-size-asian="12pt"/>
    </style:style>
    <style:style style:name="P21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fo:background-color="#ffffff" style:font-size-asian="12pt"/>
    </style:style>
    <style:style style:name="P22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fo:background-color="#ffffff" style:font-size-asian="12pt"/>
    </style:style>
    <style:style style:name="P23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443205" loext:opacity="100%" fo:font-size="12pt" fo:font-weight="normal" fo:background-color="transparent" style:font-size-asian="12pt" style:font-weight-asian="normal" style:font-weight-complex="normal"/>
    </style:style>
    <style:style style:name="T1" style:family="text">
      <style:text-properties officeooo:rsid="002eb620"/>
    </style:style>
    <style:style style:name="T2" style:family="text">
      <style:text-properties officeooo:rsid="000c44a6"/>
    </style:style>
    <style:style style:name="T3" style:family="text">
      <style:text-properties officeooo:rsid="003147a6"/>
    </style:style>
    <style:style style:name="T4" style:family="text">
      <style:text-properties officeooo:rsid="000aeaa9"/>
    </style:style>
    <style:style style:name="T5" style:family="text">
      <style:text-properties officeooo:rsid="002de538"/>
    </style:style>
    <style:style style:name="T6" style:family="text">
      <style:text-properties officeooo:rsid="001cc425"/>
    </style:style>
    <style:style style:name="T7" style:family="text">
      <style:text-properties officeooo:rsid="001fd1d4"/>
    </style:style>
    <style:style style:name="T8" style:family="text">
      <style:text-properties officeooo:rsid="0017079d"/>
    </style:style>
    <style:style style:name="T9" style:family="text">
      <style:text-properties officeooo:rsid="000ea3e0"/>
    </style:style>
    <style:style style:name="T10" style:family="text">
      <style:text-properties officeooo:rsid="001ae715"/>
    </style:style>
    <style:style style:name="T11" style:family="text">
      <style:text-properties officeooo:rsid="000edc86"/>
    </style:style>
    <style:style style:name="T12" style:family="text">
      <style:text-properties officeooo:rsid="0013316d"/>
    </style:style>
    <style:style style:name="T13" style:family="text">
      <style:text-properties officeooo:rsid="00229502"/>
    </style:style>
    <style:style style:name="T14" style:family="text">
      <style:text-properties officeooo:rsid="003563e8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2eb620"/>
    </style:style>
    <style:style style:name="T17" style:family="text">
      <style:text-properties fo:color="#000000" loext:opacity="100%" officeooo:rsid="0040a44d"/>
    </style:style>
    <style:style style:name="T18" style:family="text">
      <style:text-properties fo:color="#000000" loext:opacity="100%" officeooo:rsid="004711ad"/>
    </style:style>
    <style:style style:name="T19" style:family="text">
      <style:text-properties fo:color="#000000" loext:opacity="100%" officeooo:rsid="004c2471"/>
    </style:style>
    <style:style style:name="T20" style:family="text">
      <style:text-properties officeooo:rsid="0035a509"/>
    </style:style>
    <style:style style:name="T21" style:family="text">
      <style:text-properties officeooo:rsid="003f5f42"/>
    </style:style>
    <style:style style:name="T22" style:family="text">
      <style:text-properties officeooo:rsid="0043f1ea"/>
    </style:style>
    <style:style style:name="T23" style:family="text">
      <style:text-properties officeooo:rsid="004711ad"/>
    </style:style>
    <style:style style:name="T24" style:family="text">
      <style:text-properties officeooo:rsid="004be5cf"/>
    </style:style>
    <style:style style:name="T25" style:family="text">
      <style:text-properties officeooo:rsid="004c1c8b"/>
    </style:style>
    <style:style style:name="T26" style:family="text">
      <style:text-properties officeooo:rsid="004c2471"/>
    </style:style>
  </office:automatic-styles>
  <office:body>
    <office:text>
      <office:forms form:automatic-focus="false" form:apply-design-mode="false"/>
      <text:tracked-changes>
        <text:changed-region xml:id="ct1720347432944" text:id="ct172034743294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47426704" text:id="ct1720347426704">
          <text:deletion>
            <office:change-info>
              <dc:creator>Auteur inconnu</dc:creator>
              <dc:date>2018-09-26T14:47:00</dc:date>
            </office:change-info>
            <text:h text:style-name="P16" text:outline-level="1"><text:span text:style-name="T16">8</text:span></text:h>
          </text:deletion>
        </text:changed-region>
        <text:changed-region xml:id="ct1720347433424" text:id="ct1720347433424">
          <text:deletion>
            <office:change-info>
              <dc:creator>Auteur inconnu</dc:creator>
              <dc:date>2019-10-11T10:11:00</dc:date>
            </office:change-info>
            <text:h text:style-name="P16" text:outline-level="1"><text:span text:style-name="T16">1</text:span></text:h>
          </text:deletion>
        </text:changed-region>
        <text:changed-region xml:id="ct1720347429824" text:id="ct1720347429824">
          <text:insertion>
            <office:change-info>
              <dc:creator>Auteur inconnu</dc:creator>
              <dc:date>2022-09-28T07:59:37</dc:date>
            </office:change-info>
          </text:insertion>
        </text:changed-region>
        <text:changed-region xml:id="ct1720347431984" text:id="ct1720347431984">
          <text:deletion>
            <office:change-info>
              <dc:creator>Auteur inconnu</dc:creator>
              <dc:date>2023-08-31T10:34:38</dc:date>
            </office:change-info>
            <text:h text:style-name="P16" text:outline-level="1"><text:span text:style-name="T17"><text:s/></text:span></text:h>
          </text:deletion>
        </text:changed-region>
        <text:changed-region xml:id="ct1720347427184" text:id="ct1720347427184">
          <text:insertion>
            <office:change-info>
              <dc:creator>Franck COLAS</dc:creator>
              <dc:date>2025-07-23T08:36:50</dc:date>
            </office:change-info>
          </text:insertion>
        </text:changed-region>
        <text:changed-region xml:id="ct1720347427664" text:id="ct1720347427664">
          <text:deletion>
            <office:change-info>
              <dc:creator>Franck COLAS</dc:creator>
              <dc:date>2025-07-23T08:36:52</dc:date>
            </office:change-info>
            <text:h text:style-name="P16" text:outline-level="1"><text:span text:style-name="T18">4</text:span></text:h>
          </text:deletion>
        </text:changed-region>
        <text:changed-region xml:id="ct1720347430064" text:id="ct1720347430064">
          <text:insertion>
            <office:change-info>
              <dc:creator>Auteur inconnu</dc:creator>
              <dc:date>2023-09-04T09:26:17</dc:date>
            </office:change-info>
          </text:insertion>
        </text:changed-region>
        <text:changed-region xml:id="ct1720347425984" text:id="ct172034742598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47430544" text:id="ct172034743054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47430304" text:id="ct172034743030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47431024" text:id="ct172034743102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47431744" text:id="ct172034743174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05200" text:id="ct1720350005200">
          <text:deletion>
            <office:change-info>
              <dc:creator>Auteur inconnu</dc:creator>
              <dc:date>2018-09-26T14:26:00</dc:date>
            </office:change-info>
            <text:p text:style-name="P3"><text:span text:style-name="T1">2</text:span></text:p>
          </text:deletion>
        </text:changed-region>
        <text:changed-region xml:id="ct1720350008800" text:id="ct1720350008800">
          <text:deletion>
            <office:change-info>
              <dc:creator>Auteur inconnu</dc:creator>
              <dc:date>2018-09-26T14:45:00</dc:date>
            </office:change-info>
            <text:p text:style-name="P3"><text:span text:style-name="T1">2</text:span></text:p>
          </text:deletion>
        </text:changed-region>
        <text:changed-region xml:id="ct1720350000160" text:id="ct1720350000160">
          <text:insertion>
            <office:change-info>
              <dc:creator>Auteur inconnu</dc:creator>
              <dc:date>2020-09-10T14:56:00</dc:date>
            </office:change-info>
          </text:insertion>
        </text:changed-region>
        <text:changed-region xml:id="ct1720349998480" text:id="ct1720349998480">
          <text:insertion>
            <office:change-info>
              <dc:creator>Auteur inconnu</dc:creator>
              <dc:date>2024-04-29T13:01:40</dc:date>
            </office:change-info>
          </text:insertion>
        </text:changed-region>
        <text:changed-region xml:id="ct1720350009760" text:id="ct17203500097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07600" text:id="ct1720350007600">
          <text:deletion>
            <office:change-info>
              <dc:creator>Gérard KIAVUE</dc:creator>
              <dc:date>2017-08-09T17:42:00</dc:date>
            </office:change-info>
            <text:p text:style-name="P6"><text:span text:style-name="T2">06/</text:span>01</text:p>
          </text:deletion>
        </text:changed-region>
        <text:changed-region xml:id="ct1720349998960" text:id="ct1720349998960">
          <text:insertion>
            <office:change-info>
              <dc:creator>Gérard KIAVUE</dc:creator>
              <dc:date>2017-08-09T17:42:00</dc:date>
            </office:change-info>
          </text:insertion>
        </text:changed-region>
        <text:changed-region xml:id="ct1720349998000" text:id="ct1720349998000">
          <text:deletion>
            <office:change-info>
              <dc:creator>Auteur inconnu</dc:creator>
              <dc:date>2018-09-26T14:26:00</dc:date>
            </office:change-info>
            <text:p text:style-name="P6">5</text:p>
          </text:deletion>
        </text:changed-region>
        <text:changed-region xml:id="ct1720350009040" text:id="ct1720350009040">
          <text:insertion>
            <office:change-info>
              <dc:creator>Auteur inconnu</dc:creator>
              <dc:date>2024-04-29T13:02:38</dc:date>
            </office:change-info>
          </text:insertion>
        </text:changed-region>
        <text:changed-region xml:id="ct1720349998240" text:id="ct1720349998240">
          <text:insertion>
            <office:change-info>
              <dc:creator>Gérard KIAVUE</dc:creator>
              <dc:date>2017-08-09T17:42:00</dc:date>
            </office:change-info>
          </text:insertion>
        </text:changed-region>
        <text:changed-region xml:id="ct1720350000400" text:id="ct172035000040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03040" text:id="ct17203500030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49999440" text:id="ct1720349999440">
          <text:deletion>
            <office:change-info>
              <dc:creator>Auteur inconnu</dc:creator>
              <dc:date>2018-09-26T14:29:00</dc:date>
            </office:change-info>
            <text:p text:style-name="P4"><text:span text:style-name="T3">6</text:span></text:p>
          </text:deletion>
        </text:changed-region>
        <text:changed-region xml:id="ct1720350003520" text:id="ct1720350003520">
          <text:insertion>
            <office:change-info>
              <dc:creator>Franck COLAS</dc:creator>
              <dc:date>2025-07-23T08:39:44</dc:date>
            </office:change-info>
          </text:insertion>
        </text:changed-region>
        <text:changed-region xml:id="ct1720349999920" text:id="ct1720349999920">
          <text:deletion>
            <office:change-info>
              <dc:creator>Franck COLAS</dc:creator>
              <dc:date>2025-07-23T08:39:46</dc:date>
            </office:change-info>
            <text:p text:style-name="P4"><text:span text:style-name="T3">7</text:span></text:p>
          </text:deletion>
        </text:changed-region>
        <text:changed-region xml:id="ct1720349998720" text:id="ct172034999872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49999200" text:id="ct1720349999200">
          <text:deletion>
            <office:change-info>
              <dc:creator>Gérard KIAVUE</dc:creator>
              <dc:date>2017-08-09T17:44:00</dc:date>
            </office:change-info>
            <text:p text:style-name="P8"><text:span text:style-name="T4">02</text:span>/02</text:p>
          </text:deletion>
        </text:changed-region>
        <text:changed-region xml:id="ct1720350000640" text:id="ct1720350000640">
          <text:insertion>
            <office:change-info>
              <dc:creator>Gérard KIAVUE</dc:creator>
              <dc:date>2017-08-09T17:44:00</dc:date>
            </office:change-info>
          </text:insertion>
        </text:changed-region>
        <text:changed-region xml:id="ct1720349999680" text:id="ct1720349999680">
          <text:deletion>
            <office:change-info>
              <dc:creator>Gérard KIAVUE</dc:creator>
              <dc:date>2018-09-28T14:01:00</dc:date>
            </office:change-info>
            <text:p text:style-name="P8"><text:span text:style-name="T5">4</text:span></text:p>
          </text:deletion>
        </text:changed-region>
        <text:changed-region xml:id="ct1720350006400" text:id="ct1720350006400">
          <text:deletion>
            <office:change-info>
              <dc:creator>Auteur inconnu</dc:creator>
              <dc:date>2018-09-26T14:29:00</dc:date>
            </office:change-info>
            <text:p text:style-name="P8">5</text:p>
          </text:deletion>
        </text:changed-region>
        <text:changed-region xml:id="ct1720350001840" text:id="ct1720350001840">
          <text:insertion>
            <office:change-info>
              <dc:creator>Franck COLAS</dc:creator>
              <dc:date>2025-07-23T08:40:02</dc:date>
            </office:change-info>
          </text:insertion>
        </text:changed-region>
        <text:changed-region xml:id="ct1720350012160" text:id="ct1720350012160">
          <text:deletion>
            <office:change-info>
              <dc:creator>Auteur inconnu</dc:creator>
              <dc:date>2019-10-11T10:12:00</dc:date>
            </office:change-info>
            <text:p text:style-name="P8"><text:span text:style-name="T5">5</text:span></text:p>
          </text:deletion>
        </text:changed-region>
        <text:changed-region xml:id="ct1720350000880" text:id="ct1720350000880">
          <text:deletion>
            <office:change-info>
              <dc:creator>Franck COLAS</dc:creator>
              <dc:date>2025-07-23T08:40:06</dc:date>
            </office:change-info>
            <text:p text:style-name="P8"><text:span text:style-name="T5">5</text:span></text:p>
          </text:deletion>
        </text:changed-region>
        <text:changed-region xml:id="ct1720349997280" text:id="ct1720349997280">
          <text:insertion>
            <office:change-info>
              <dc:creator>Gérard KIAVUE</dc:creator>
              <dc:date>2017-08-09T17:44:00</dc:date>
            </office:change-info>
          </text:insertion>
        </text:changed-region>
        <text:changed-region xml:id="ct1720350001120" text:id="ct172035000112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09280" text:id="ct172035000928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01600" text:id="ct1720350001600">
          <text:deletion>
            <office:change-info>
              <dc:creator>Auteur inconnu</dc:creator>
              <dc:date>2018-09-26T14:30:00</dc:date>
            </office:change-info>
            <text:p text:style-name="P4"><text:span text:style-name="T23">3</text:span></text:p>
          </text:deletion>
        </text:changed-region>
        <text:changed-region xml:id="ct1720350001360" text:id="ct1720350001360">
          <text:deletion>
            <office:change-info>
              <dc:creator>Auteur inconnu</dc:creator>
              <dc:date>2024-04-29T13:03:21</dc:date>
            </office:change-info>
            <text:p text:style-name="P4"><text:span text:style-name="T23">/</text:span></text:p>
          </text:deletion>
        </text:changed-region>
        <text:changed-region xml:id="ct1720350002080" text:id="ct1720350002080">
          <text:insertion>
            <office:change-info>
              <dc:creator>Franck COLAS</dc:creator>
              <dc:date>2025-07-23T08:40:28</dc:date>
            </office:change-info>
          </text:insertion>
        </text:changed-region>
        <text:changed-region xml:id="ct1720350002320" text:id="ct1720350002320">
          <text:deletion>
            <office:change-info>
              <dc:creator>Franck COLAS</dc:creator>
              <dc:date>2025-07-23T08:40:29</dc:date>
            </office:change-info>
            <text:p text:style-name="P4"><text:span text:style-name="T23">4</text:span></text:p>
          </text:deletion>
        </text:changed-region>
        <text:changed-region xml:id="ct1720350004240" text:id="ct1720350004240">
          <text:insertion>
            <office:change-info>
              <dc:creator>Franck COLAS</dc:creator>
              <dc:date>2025-07-23T08:40:32</dc:date>
            </office:change-info>
          </text:insertion>
        </text:changed-region>
        <text:changed-region xml:id="ct1720350002560" text:id="ct17203500025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10480" text:id="ct172035001048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49997760" text:id="ct1720349997760">
          <text:deletion>
            <office:change-info>
              <dc:creator>Gérard KIAVUE</dc:creator>
              <dc:date>2018-09-28T14:02:00</dc:date>
            </office:change-info>
            <text:p text:style-name="P4"><text:span text:style-name="T5">7</text:span></text:p>
          </text:deletion>
        </text:changed-region>
        <text:changed-region xml:id="ct1720350009520" text:id="ct1720350009520">
          <text:insertion>
            <office:change-info>
              <dc:creator>Franck COLAS</dc:creator>
              <dc:date>2025-07-23T08:40:39</dc:date>
            </office:change-info>
          </text:insertion>
        </text:changed-region>
        <text:changed-region xml:id="ct1720350006640" text:id="ct1720350006640">
          <text:deletion>
            <office:change-info>
              <dc:creator>Auteur inconnu</dc:creator>
              <dc:date>2021-10-04T10:57:00</dc:date>
            </office:change-info>
            <text:p text:style-name="P4"><text:span text:style-name="T5">5</text:span></text:p>
          </text:deletion>
        </text:changed-region>
        <text:changed-region xml:id="ct1720350010000" text:id="ct1720350010000">
          <text:deletion>
            <office:change-info>
              <dc:creator>Franck COLAS</dc:creator>
              <dc:date>2025-07-23T08:40:40</dc:date>
            </office:change-info>
            <text:p text:style-name="P4"><text:span text:style-name="T5">5</text:span></text:p>
          </text:deletion>
        </text:changed-region>
        <text:changed-region xml:id="ct1720350006880" text:id="ct172035000688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11680" text:id="ct172035001168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10240" text:id="ct17203500102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11440" text:id="ct1720350011440">
          <text:deletion>
            <office:change-info>
              <dc:creator>Auteur inconnu</dc:creator>
              <dc:date>2018-09-26T14:32:00</dc:date>
            </office:change-info>
            <text:p text:style-name="P4"><text:span text:style-name="T21">7</text:span></text:p>
          </text:deletion>
        </text:changed-region>
        <text:changed-region xml:id="ct1720350010960" text:id="ct1720350010960">
          <text:insertion>
            <office:change-info>
              <dc:creator>Auteur inconnu</dc:creator>
              <dc:date>2023-08-31T10:35:28</dc:date>
            </office:change-info>
          </text:insertion>
        </text:changed-region>
        <text:changed-region xml:id="ct1720350002800" text:id="ct172035000280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07120" text:id="ct1720350007120">
          <text:deletion>
            <office:change-info>
              <dc:creator>Gérard KIAVUE</dc:creator>
              <dc:date>2017-08-09T17:45:00</dc:date>
            </office:change-info>
            <text:p text:style-name="P4">0<text:span text:style-name="T6">5</text:span></text:p>
          </text:deletion>
        </text:changed-region>
        <text:changed-region xml:id="ct1720350003280" text:id="ct1720350003280">
          <text:insertion>
            <office:change-info>
              <dc:creator>Gérard KIAVUE</dc:creator>
              <dc:date>2017-08-09T17:45:00</dc:date>
            </office:change-info>
          </text:insertion>
        </text:changed-region>
        <text:changed-region xml:id="ct1720350003760" text:id="ct1720350003760">
          <text:deletion>
            <office:change-info>
              <dc:creator>Auteur inconnu</dc:creator>
              <dc:date>2019-10-11T10:13:00</dc:date>
            </office:change-info>
            <text:p text:style-name="P4"><text:span text:style-name="T6">4</text:span></text:p>
          </text:deletion>
        </text:changed-region>
        <text:changed-region xml:id="ct1720350005440" text:id="ct1720350005440">
          <text:deletion>
            <office:change-info>
              <dc:creator>Gérard KIAVUE</dc:creator>
              <dc:date>2018-09-28T13:53:00</dc:date>
            </office:change-info>
            <text:p text:style-name="P4"><text:span text:style-name="T6">5</text:span></text:p>
          </text:deletion>
        </text:changed-region>
        <text:changed-region xml:id="ct1720350008080" text:id="ct1720350008080">
          <text:deletion>
            <office:change-info>
              <dc:creator>Auteur inconnu</dc:creator>
              <dc:date>2018-09-26T14:33:00</dc:date>
            </office:change-info>
            <text:p text:style-name="P4"><text:span text:style-name="T6">6</text:span></text:p>
          </text:deletion>
        </text:changed-region>
        <text:changed-region xml:id="ct1720350011200" text:id="ct1720350011200">
          <text:insertion>
            <office:change-info>
              <dc:creator>Franck COLAS</dc:creator>
              <dc:date>2025-07-23T08:41:19</dc:date>
            </office:change-info>
          </text:insertion>
        </text:changed-region>
        <text:changed-region xml:id="ct1720350004000" text:id="ct1720350004000">
          <text:deletion>
            <office:change-info>
              <dc:creator>Franck COLAS</dc:creator>
              <dc:date>2025-07-23T08:41:21</dc:date>
            </office:change-info>
            <text:p text:style-name="P4"><text:span text:style-name="T6">4</text:span></text:p>
          </text:deletion>
        </text:changed-region>
        <text:changed-region xml:id="ct1720350004480" text:id="ct172035000448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10720" text:id="ct172035001072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11920" text:id="ct172035001192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49997520" text:id="ct1720349997520">
          <text:insertion>
            <office:change-info>
              <dc:creator>Auteur inconnu</dc:creator>
              <dc:date>2022-09-29T09:54:10</dc:date>
            </office:change-info>
          </text:insertion>
        </text:changed-region>
        <text:changed-region xml:id="ct1720350004720" text:id="ct1720350004720">
          <text:deletion>
            <office:change-info>
              <dc:creator>Auteur inconnu</dc:creator>
              <dc:date>2018-09-26T14:34:00</dc:date>
            </office:change-info>
            <text:p text:style-name="P4"><text:span text:style-name="T22">5</text:span></text:p>
          </text:deletion>
        </text:changed-region>
        <text:changed-region xml:id="ct1720350004960" text:id="ct17203500049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05680" text:id="ct1720350005680">
          <text:format-change>
            <office:change-info>
              <dc:creator>Auteur inconnu</dc:creator>
              <dc:date>2023-10-16T13:04:00</dc:date>
            </office:change-info>
          </text:format-change>
        </text:changed-region>
        <text:changed-region xml:id="ct1720350006160" text:id="ct1720350006160">
          <text:deletion>
            <office:change-info>
              <dc:creator>Gérard KIAVUE</dc:creator>
              <dc:date>2018-09-28T14:02:00</dc:date>
            </office:change-info>
            <text:p text:style-name="P15"><text:span text:style-name="T7">3/</text:span></text:p>
          </text:deletion>
        </text:changed-region>
        <text:changed-region xml:id="ct1720350005920" text:id="ct1720350005920">
          <text:deletion>
            <office:change-info>
              <dc:creator>Auteur inconnu</dc:creator>
              <dc:date>2019-10-11T10:13:00</dc:date>
            </office:change-info>
            <text:p text:style-name="P15"><text:span text:style-name="T7">6</text:span></text:p>
          </text:deletion>
        </text:changed-region>
        <text:changed-region xml:id="ct1720350007360" text:id="ct1720350007360">
          <text:insertion>
            <office:change-info>
              <dc:creator>Auteur inconnu</dc:creator>
              <dc:date>2024-04-29T13:04:48</dc:date>
            </office:change-info>
          </text:insertion>
        </text:changed-region>
        <text:changed-region xml:id="ct1720350007840" text:id="ct1720350007840">
          <text:insertion>
            <office:change-info>
              <dc:creator>Gérard KIAVUE</dc:creator>
              <dc:date>2018-09-28T14:02:00</dc:date>
            </office:change-info>
          </text:insertion>
        </text:changed-region>
        <text:changed-region xml:id="ct1720350008320" text:id="ct1720350008320">
          <text:format-change>
            <office:change-info>
              <dc:creator>Auteur inconnu</dc:creator>
              <dc:date>2023-10-16T13:04:00</dc:date>
            </office:change-info>
          </text:format-change>
        </text:changed-region>
        <text:changed-region xml:id="ct1720350008560" text:id="ct172035000856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12400" text:id="ct172035001240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13120" text:id="ct1720350013120">
          <text:insertion>
            <office:change-info>
              <dc:creator>Franck COLAS</dc:creator>
              <dc:date>2025-07-23T08:42:16</dc:date>
            </office:change-info>
          </text:insertion>
        </text:changed-region>
        <text:changed-region xml:id="ct1720350012880" text:id="ct1720350012880">
          <text:deletion>
            <office:change-info>
              <dc:creator>Auteur inconnu</dc:creator>
              <dc:date>2018-09-26T14:35:00</dc:date>
            </office:change-info>
            <text:p text:style-name="P4"><text:span text:style-name="T24">8</text:span></text:p>
          </text:deletion>
        </text:changed-region>
        <text:changed-region xml:id="ct1720350012640" text:id="ct1720350012640">
          <text:deletion>
            <office:change-info>
              <dc:creator>Franck COLAS</dc:creator>
              <dc:date>2025-07-23T08:42:18</dc:date>
            </office:change-info>
            <text:p text:style-name="P4"><text:span text:style-name="T24">3</text:span></text:p>
          </text:deletion>
        </text:changed-region>
        <text:changed-region xml:id="ct1720350039040" text:id="ct17203500390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38320" text:id="ct1720350038320">
          <text:deletion>
            <office:change-info>
              <dc:creator>Gérard KIAVUE</dc:creator>
              <dc:date>2017-08-09T17:47:00</dc:date>
            </office:change-info>
            <text:p text:style-name="P4"><text:span text:style-name="T4">05</text:span></text:p>
          </text:deletion>
        </text:changed-region>
        <text:changed-region xml:id="ct1720350043360" text:id="ct1720350043360">
          <text:insertion>
            <office:change-info>
              <dc:creator>Gérard KIAVUE</dc:creator>
              <dc:date>2017-08-09T17:47:00</dc:date>
            </office:change-info>
          </text:insertion>
        </text:changed-region>
        <text:changed-region xml:id="ct1720350043120" text:id="ct1720350043120">
          <text:insertion>
            <office:change-info>
              <dc:creator>Franck COLAS</dc:creator>
              <dc:date>2025-07-23T08:42:46</dc:date>
            </office:change-info>
          </text:insertion>
        </text:changed-region>
        <text:changed-region xml:id="ct1720350042880" text:id="ct1720350042880">
          <text:deletion>
            <office:change-info>
              <dc:creator>Auteur inconnu</dc:creator>
              <dc:date>2021-10-04T11:01:52</dc:date>
            </office:change-info>
            <text:p text:style-name="P4"><text:span text:style-name="T4">4</text:span></text:p>
          </text:deletion>
        </text:changed-region>
        <text:changed-region xml:id="ct1720350045040" text:id="ct1720350045040">
          <text:deletion>
            <office:change-info>
              <dc:creator>Franck COLAS</dc:creator>
              <dc:date>2025-07-23T08:42:49</dc:date>
            </office:change-info>
            <text:p text:style-name="P4"><text:span text:style-name="T4">5</text:span></text:p>
          </text:deletion>
        </text:changed-region>
        <text:changed-region xml:id="ct1720350040480" text:id="ct172035004048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3600" text:id="ct172035004360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42400" text:id="ct172035004240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34000" text:id="ct1720350034000">
          <text:insertion>
            <office:change-info>
              <dc:creator>Auteur inconnu</dc:creator>
              <dc:date>2023-08-31T10:36:09</dc:date>
            </office:change-info>
          </text:insertion>
        </text:changed-region>
        <text:changed-region xml:id="ct1720350034240" text:id="ct1720350034240">
          <text:deletion>
            <office:change-info>
              <dc:creator>Auteur inconnu</dc:creator>
              <dc:date>2018-09-26T14:36:00</dc:date>
            </office:change-info>
            <text:p text:style-name="P4"><text:span text:style-name="T23">6</text:span></text:p>
          </text:deletion>
        </text:changed-region>
        <text:changed-region xml:id="ct1720350032320" text:id="ct172035003232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3840" text:id="ct17203500438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38080" text:id="ct1720350038080">
          <text:deletion>
            <office:change-info>
              <dc:creator>Auteur inconnu</dc:creator>
              <dc:date>2018-09-26T14:37:00</dc:date>
            </office:change-info>
            <text:p text:style-name="P4"><text:span text:style-name="T2">5</text:span></text:p>
          </text:deletion>
        </text:changed-region>
        <text:changed-region xml:id="ct1720350031360" text:id="ct1720350031360">
          <text:deletion>
            <office:change-info>
              <dc:creator>Gérard KIAVUE</dc:creator>
              <dc:date>2018-09-28T13:55:00</dc:date>
            </office:change-info>
            <text:p text:style-name="P4"><text:span text:style-name="T2">8</text:span></text:p>
          </text:deletion>
        </text:changed-region>
        <text:changed-region xml:id="ct1720350038560" text:id="ct1720350038560">
          <text:insertion>
            <office:change-info>
              <dc:creator>Franck COLAS</dc:creator>
              <dc:date>2025-07-23T08:43:17</dc:date>
            </office:change-info>
          </text:insertion>
        </text:changed-region>
        <text:changed-region xml:id="ct1720350039760" text:id="ct1720350039760">
          <text:deletion>
            <office:change-info>
              <dc:creator>Auteur inconnu</dc:creator>
              <dc:date>2019-10-11T10:14:00</dc:date>
            </office:change-info>
            <text:p text:style-name="P4"><text:span text:style-name="T2">4</text:span></text:p>
          </text:deletion>
        </text:changed-region>
        <text:changed-region xml:id="ct1720350044080" text:id="ct1720350044080">
          <text:deletion>
            <office:change-info>
              <dc:creator>Franck COLAS</dc:creator>
              <dc:date>2025-07-23T08:43:18</dc:date>
            </office:change-info>
            <text:p text:style-name="P4"><text:span text:style-name="T2">4</text:span></text:p>
          </text:deletion>
        </text:changed-region>
        <text:changed-region xml:id="ct1720350040240" text:id="ct17203500402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1440" text:id="ct172035004144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35440" text:id="ct17203500354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5520" text:id="ct1720350045520">
          <text:insertion>
            <office:change-info>
              <dc:creator>Franck COLAS</dc:creator>
              <dc:date>2025-07-23T08:43:31</dc:date>
            </office:change-info>
          </text:insertion>
        </text:changed-region>
        <text:changed-region xml:id="ct1720350034720" text:id="ct1720350034720">
          <text:deletion>
            <office:change-info>
              <dc:creator>Auteur inconnu</dc:creator>
              <dc:date>2019-10-11T10:15:00</dc:date>
            </office:change-info>
            <text:p text:style-name="P4"><text:span text:style-name="T14">6</text:span></text:p>
          </text:deletion>
        </text:changed-region>
        <text:changed-region xml:id="ct1720350040720" text:id="ct1720350040720">
          <text:deletion>
            <office:change-info>
              <dc:creator>Franck COLAS</dc:creator>
              <dc:date>2025-07-23T08:43:32</dc:date>
            </office:change-info>
            <text:p text:style-name="P4"><text:span text:style-name="T14">5</text:span></text:p>
          </text:deletion>
        </text:changed-region>
        <text:changed-region xml:id="ct1720350044560" text:id="ct17203500445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4320" text:id="ct1720350044320">
          <text:deletion>
            <office:change-info>
              <dc:creator>Gérard KIAVUE</dc:creator>
              <dc:date>2017-08-09T17:48:00</dc:date>
            </office:change-info>
            <text:p text:style-name="P9">0<text:span text:style-name="T4">3</text:span></text:p>
          </text:deletion>
        </text:changed-region>
        <text:changed-region xml:id="ct1720350035920" text:id="ct1720350035920">
          <text:insertion>
            <office:change-info>
              <dc:creator>Gérard KIAVUE</dc:creator>
              <dc:date>2017-08-09T17:48:00</dc:date>
            </office:change-info>
          </text:insertion>
        </text:changed-region>
        <text:changed-region xml:id="ct1720350044800" text:id="ct1720350044800">
          <text:deletion>
            <office:change-info>
              <dc:creator>Auteur inconnu</dc:creator>
              <dc:date>2019-10-11T10:15:00</dc:date>
            </office:change-info>
            <text:p text:style-name="P9"><text:span text:style-name="T4">5</text:span></text:p>
          </text:deletion>
        </text:changed-region>
        <text:changed-region xml:id="ct1720350040000" text:id="ct1720350040000">
          <text:deletion>
            <office:change-info>
              <dc:creator>Gérard KIAVUE</dc:creator>
              <dc:date>2018-09-28T13:56:00</dc:date>
            </office:change-info>
            <text:p text:style-name="P9"><text:span text:style-name="T4">8</text:span></text:p>
          </text:deletion>
        </text:changed-region>
        <text:changed-region xml:id="ct1720350039280" text:id="ct1720350039280">
          <text:deletion>
            <office:change-info>
              <dc:creator>Auteur inconnu</dc:creator>
              <dc:date>2018-09-26T14:38:00</dc:date>
            </office:change-info>
            <text:p text:style-name="P9"><text:span text:style-name="T4">6</text:span></text:p>
          </text:deletion>
        </text:changed-region>
        <text:changed-region xml:id="ct1720350035200" text:id="ct1720350035200">
          <text:insertion>
            <office:change-info>
              <dc:creator>Auteur inconnu</dc:creator>
              <dc:date>2023-08-31T10:36:31</dc:date>
            </office:change-info>
          </text:insertion>
        </text:changed-region>
        <text:changed-region xml:id="ct1720350032800" text:id="ct172035003280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5280" text:id="ct172035004528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45760" text:id="ct17203500457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39520" text:id="ct1720350039520">
          <text:deletion>
            <office:change-info>
              <dc:creator>Auteur inconnu</dc:creator>
              <dc:date>2018-09-26T14:39:00</dc:date>
            </office:change-info>
            <text:p text:style-name="P4"><text:span text:style-name="T8">8</text:span></text:p>
          </text:deletion>
        </text:changed-region>
        <text:changed-region xml:id="ct1720350046000" text:id="ct1720350046000">
          <text:insertion>
            <office:change-info>
              <dc:creator>Auteur inconnu</dc:creator>
              <dc:date>2024-04-29T13:08:56</dc:date>
            </office:change-info>
          </text:insertion>
        </text:changed-region>
        <text:changed-region xml:id="ct1720350042160" text:id="ct17203500421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46240" text:id="ct1720350046240">
          <text:deletion>
            <office:change-info>
              <dc:creator>Gérard KIAVUE</dc:creator>
              <dc:date>2017-08-09T17:49:00</dc:date>
            </office:change-info>
            <text:p text:style-name="P9">0<text:span text:style-name="T2">5</text:span></text:p>
          </text:deletion>
        </text:changed-region>
        <text:changed-region xml:id="ct1720350042640" text:id="ct1720350042640">
          <text:insertion>
            <office:change-info>
              <dc:creator>Gérard KIAVUE</dc:creator>
              <dc:date>2017-08-09T17:49:00</dc:date>
            </office:change-info>
          </text:insertion>
        </text:changed-region>
        <text:changed-region xml:id="ct1720350036880" text:id="ct1720350036880">
          <text:deletion>
            <office:change-info>
              <dc:creator>Gérard KIAVUE</dc:creator>
              <dc:date>2018-09-28T14:03:00</dc:date>
            </office:change-info>
            <text:p text:style-name="P9"><text:span text:style-name="T2">6</text:span></text:p>
          </text:deletion>
        </text:changed-region>
        <text:changed-region xml:id="ct1720350031120" text:id="ct1720350031120">
          <text:deletion>
            <office:change-info>
              <dc:creator>Auteur inconnu</dc:creator>
              <dc:date>2018-09-26T14:40:00</dc:date>
            </office:change-info>
            <text:p text:style-name="P9"><text:span text:style-name="T2">7</text:span></text:p>
          </text:deletion>
        </text:changed-region>
        <text:changed-region xml:id="ct1720350041200" text:id="ct1720350041200">
          <text:insertion>
            <office:change-info>
              <dc:creator>Auteur inconnu</dc:creator>
              <dc:date>2023-08-31T10:36:45</dc:date>
            </office:change-info>
          </text:insertion>
        </text:changed-region>
        <text:changed-region xml:id="ct1720350031600" text:id="ct1720350031600">
          <text:deletion>
            <office:change-info>
              <dc:creator>Auteur inconnu</dc:creator>
              <dc:date>2019-10-11T10:15:00</dc:date>
            </office:change-info>
            <text:p text:style-name="P9"><text:span text:style-name="T2">5</text:span></text:p>
          </text:deletion>
        </text:changed-region>
        <text:changed-region xml:id="ct1720350036160" text:id="ct17203500361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1720350035680" text:id="ct172035003568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41680" text:id="ct1720350041680">
          <text:deletion>
            <office:change-info>
              <dc:creator>Auteur inconnu</dc:creator>
              <dc:date>2020-09-10T15:03:00</dc:date>
            </office:change-info>
            <text:p text:style-name="P4"><text:span text:style-name="T20">5</text:span></text:p>
          </text:deletion>
        </text:changed-region>
        <text:changed-region xml:id="ct1720350036400" text:id="ct1720350036400">
          <text:deletion>
            <office:change-info>
              <dc:creator>Auteur inconnu</dc:creator>
              <dc:date>2021-10-04T11:34:12</dc:date>
            </office:change-info>
            <text:p text:style-name="P4"><text:span text:style-name="T20">2</text:span></text:p>
          </text:deletion>
        </text:changed-region>
        <text:changed-region xml:id="ct1720350034960" text:id="ct1720350034960">
          <text:insertion>
            <office:change-info>
              <dc:creator>Auteur inconnu</dc:creator>
              <dc:date>2021-10-04T11:34:12</dc:date>
            </office:change-info>
          </text:insertion>
        </text:changed-region>
        <text:changed-region xml:id="ct1720350037360" text:id="ct172035003736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36640" text:id="ct1720350036640">
          <text:deletion>
            <office:change-info>
              <dc:creator>Gérard KIAVUE</dc:creator>
              <dc:date>2017-08-09T17:49:00</dc:date>
            </office:change-info>
            <text:p text:style-name="P4">0<text:span text:style-name="T2">3</text:span></text:p>
          </text:deletion>
        </text:changed-region>
        <text:changed-region xml:id="ct1720350037120" text:id="ct1720350037120">
          <text:insertion>
            <office:change-info>
              <dc:creator>Gérard KIAVUE</dc:creator>
              <dc:date>2017-08-09T17:49:00</dc:date>
            </office:change-info>
          </text:insertion>
        </text:changed-region>
        <text:changed-region xml:id="ct1720350031840" text:id="ct1720350031840">
          <text:insertion>
            <office:change-info>
              <dc:creator>Franck COLAS</dc:creator>
              <dc:date>2025-07-23T08:44:21</dc:date>
            </office:change-info>
          </text:insertion>
        </text:changed-region>
        <text:changed-region xml:id="ct1720350032080" text:id="ct1720350032080">
          <text:deletion>
            <office:change-info>
              <dc:creator>Auteur inconnu</dc:creator>
              <dc:date>2019-10-11T10:15:00</dc:date>
            </office:change-info>
            <text:p text:style-name="P4"><text:span text:style-name="T2">4</text:span></text:p>
          </text:deletion>
        </text:changed-region>
        <text:changed-region xml:id="ct1720350041920" text:id="ct1720350041920">
          <text:deletion>
            <office:change-info>
              <dc:creator>Franck COLAS</dc:creator>
              <dc:date>2025-07-23T08:44:22</dc:date>
            </office:change-info>
            <text:p text:style-name="P4"><text:span text:style-name="T2">3</text:span></text:p>
          </text:deletion>
        </text:changed-region>
        <text:changed-region xml:id="ct1720350032560" text:id="ct172035003256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37600" text:id="ct172035003760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40960" text:id="ct172035004096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33040" text:id="ct1720350033040">
          <text:deletion>
            <office:change-info>
              <dc:creator>Auteur inconnu</dc:creator>
              <dc:date>2018-09-26T14:41:00</dc:date>
            </office:change-info>
            <text:p text:style-name="P4"><text:span text:style-name="T21">6</text:span></text:p>
          </text:deletion>
        </text:changed-region>
        <text:changed-region xml:id="ct1720350037840" text:id="ct1720350037840">
          <text:deletion>
            <office:change-info>
              <dc:creator>Auteur inconnu</dc:creator>
              <dc:date>2024-04-29T13:11:03</dc:date>
            </office:change-info>
            <text:p text:style-name="P4"><text:span text:style-name="T21">/</text:span></text:p>
          </text:deletion>
        </text:changed-region>
        <text:changed-region xml:id="ct1720350033280" text:id="ct1720350033280">
          <text:insertion>
            <office:change-info>
              <dc:creator>Franck COLAS</dc:creator>
              <dc:date>2025-07-23T08:44:39</dc:date>
            </office:change-info>
          </text:insertion>
        </text:changed-region>
        <text:changed-region xml:id="ct1720350033520" text:id="ct1720350033520">
          <text:deletion>
            <office:change-info>
              <dc:creator>Franck COLAS</dc:creator>
              <dc:date>2025-07-23T08:44:42</dc:date>
            </office:change-info>
            <text:p text:style-name="P4"><text:span text:style-name="T25">7</text:span></text:p>
          </text:deletion>
        </text:changed-region>
        <text:changed-region xml:id="ct1720350033760" text:id="ct1720350033760">
          <text:insertion>
            <office:change-info>
              <dc:creator>Franck COLAS</dc:creator>
              <dc:date>2025-07-23T08:44:43</dc:date>
            </office:change-info>
          </text:insertion>
        </text:changed-region>
        <text:changed-region xml:id="ct1720350038800" text:id="ct172035003880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046720" text:id="ct1720350046720">
          <text:deletion>
            <office:change-info>
              <dc:creator>Auteur inconnu</dc:creator>
              <dc:date>2019-10-11T10:16:00</dc:date>
            </office:change-info>
            <text:p text:style-name="P9"><text:span text:style-name="T9">6</text:span></text:p>
          </text:deletion>
        </text:changed-region>
        <text:changed-region xml:id="ct1720350046480" text:id="ct1720350046480">
          <text:deletion>
            <office:change-info>
              <dc:creator>Auteur inconnu</dc:creator>
              <dc:date>2021-10-04T11:47:45</dc:date>
            </office:change-info>
            <text:p text:style-name="P9"><text:span text:style-name="T9">0</text:span></text:p>
          </text:deletion>
        </text:changed-region>
        <text:changed-region xml:id="ct1720350046960" text:id="ct1720350046960">
          <text:deletion>
            <office:change-info>
              <dc:creator>Gérard KIAVUE</dc:creator>
              <dc:date>2017-08-09T17:50:00</dc:date>
            </office:change-info>
            <text:p text:style-name="P9"><text:span text:style-name="T9">07</text:span></text:p>
          </text:deletion>
        </text:changed-region>
        <text:changed-region xml:id="ct1720350092368" text:id="ct1720350092368">
          <text:insertion>
            <office:change-info>
              <dc:creator>Auteur inconnu</dc:creator>
              <dc:date>2021-10-04T11:47:45</dc:date>
            </office:change-info>
          </text:insertion>
        </text:changed-region>
        <text:changed-region xml:id="ct1720350094768" text:id="ct1720350094768">
          <text:insertion>
            <office:change-info>
              <dc:creator>Franck COLAS</dc:creator>
              <dc:date>2025-07-23T08:44:53</dc:date>
            </office:change-info>
          </text:insertion>
        </text:changed-region>
        <text:changed-region xml:id="ct1720350105328" text:id="ct1720350105328">
          <text:deletion>
            <office:change-info>
              <dc:creator>Franck COLAS</dc:creator>
              <dc:date>2025-07-23T08:44:59</dc:date>
            </office:change-info>
            <text:p text:style-name="P9"><text:span text:style-name="T9">5</text:span></text:p>
          </text:deletion>
        </text:changed-region>
        <text:changed-region xml:id="ct1720350102208" text:id="ct172035010220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104128" text:id="ct172035010412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101008" text:id="ct1720350101008">
          <text:deletion>
            <office:change-info>
              <dc:creator>Gérard KIAVUE</dc:creator>
              <dc:date>2017-08-09T17:50:00</dc:date>
            </office:change-info>
            <text:p text:style-name="P4"><text:span text:style-name="T10">17</text:span></text:p>
          </text:deletion>
        </text:changed-region>
        <text:changed-region xml:id="ct1720350097408" text:id="ct1720350097408">
          <text:insertion>
            <office:change-info>
              <dc:creator>Gérard KIAVUE</dc:creator>
              <dc:date>2017-08-09T17:50:00</dc:date>
            </office:change-info>
          </text:insertion>
        </text:changed-region>
        <text:changed-region xml:id="ct1720350099568" text:id="ct1720350099568">
          <text:deletion>
            <office:change-info>
              <dc:creator>Auteur inconnu</dc:creator>
              <dc:date>2018-09-26T14:47:00</dc:date>
            </office:change-info>
            <text:p text:style-name="P4"><text:span text:style-name="T10">6</text:span></text:p>
          </text:deletion>
        </text:changed-region>
        <text:changed-region xml:id="ct1720350098128" text:id="ct1720350098128">
          <text:insertion>
            <office:change-info>
              <dc:creator>Franck COLAS</dc:creator>
              <dc:date>2025-07-23T08:45:25</dc:date>
            </office:change-info>
          </text:insertion>
        </text:changed-region>
        <text:changed-region xml:id="ct1720350104368" text:id="ct1720350104368">
          <text:deletion>
            <office:change-info>
              <dc:creator>Franck COLAS</dc:creator>
              <dc:date>2025-07-23T08:45:26</dc:date>
            </office:change-info>
            <text:p text:style-name="P4"><text:span text:style-name="T10">4</text:span></text:p>
          </text:deletion>
        </text:changed-region>
        <text:changed-region xml:id="ct1720350095008" text:id="ct172035009500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1720350104608" text:id="ct1720350104608">
          <text:format-change>
            <office:change-info>
              <dc:creator>Auteur inconnu</dc:creator>
              <dc:date>2021-10-14T10:12:31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3">C</text:span><text:change-start text:change-id="ct1720347432944"/><text:span text:style-name="T15">ALENDRIER NATIONAL 20</text:span><text:change-end text:change-id="ct1720347432944"/><text:change text:change-id="ct1720347426704"/><text:change text:change-id="ct1720347433424"/><text:change-start text:change-id="ct1720347429824"/><text:span text:style-name="T17">2</text:span><text:change-end text:change-id="ct1720347429824"/><text:change text:change-id="ct1720347431984"/><text:change-start text:change-id="ct1720347427184"/><text:span text:style-name="T19">6</text:span><text:change-end text:change-id="ct1720347427184"/><text:change text:change-id="ct1720347427664"/><text:change-start text:change-id="ct1720347430064"/><text:span text:style-name="T18"> </text:span><text:change-end text:change-id="ct1720347430064"/><text:change-start text:change-id="ct1720347425984"/><text:span text:style-name="T15">DES REMISES</text:span></text:h>
      <text:p text:style-name="P11">DES <text:span text:style-name="T12">FICHIERS DE </text:span>PAIES PRINCIPALES PSOP<text:line-break/>(GESTPP)</text:p>
      <text:p text:style-name="P2"><text:change-end text:change-id="ct1720347425984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text:change-start text:change-id="ct1720347430544"/>Paye </text:p>
            <text:p text:style-name="P13">de<text:change-end text:change-id="ct1720347430544"/></text:p>
          </table:table-cell>
          <table:table-cell table:style-name="Tableau1.A1" office:value-type="string">
            <text:h text:style-name="P17" text:outline-level="2"><text:change-start text:change-id="ct1720347430304"/>Date de début </text:h>
            <text:p text:style-name="P12">d’envoi de <text:span text:style-name="T11">la première remise</text:span><text:change-end text:change-id="ct1720347430304"/></text:p>
          </table:table-cell>
          <table:table-cell table:style-name="Tableau1.C1" office:value-type="string">
            <text:p text:style-name="P12"><text:change-start text:change-id="ct1720347431024"/>Date limite </text:p>
            <text:p text:style-name="P12">d’envoi des fichiers</text:p>
            <text:p text:style-name="P12">complémentaires<text:change-end text:change-id="ct1720347431024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47431744"/>Janvier<text:change-end text:change-id="ct1720347431744"/></text:p>
          </table:table-cell>
          <table:table-cell table:style-name="Tableau1.A1" office:value-type="string">
            <text:p text:style-name="P3"><text:change text:change-id="ct1720350005200"/><text:change text:change-id="ct1720350008800"/><text:change-start text:change-id="ct1720350000160"/><text:span text:style-name="T1">2</text:span><text:change-end text:change-id="ct1720350000160"/><text:change-start text:change-id="ct1720349998480"/><text:span text:style-name="T1">4</text:span><text:change-end text:change-id="ct1720349998480"/><text:change-start text:change-id="ct1720350009760"/>/12</text:p>
            <text:p text:style-name="P14">(Le cas échéant, avant cette date, un fichier spécifique <text:span text:style-name="T9">relatif aux opérations de changement de gestion peut être envoyé</text:span>)<text:change-end text:change-id="ct1720350009760"/></text:p>
          </table:table-cell>
          <table:table-cell table:style-name="Tableau1.C1" office:value-type="string">
            <text:p text:style-name="P6"><text:change text:change-id="ct1720350007600"/><text:change-start text:change-id="ct1720349998960"/>0<text:change-end text:change-id="ct1720349998960"/><text:change text:change-id="ct1720349998000"/><text:change-start text:change-id="ct1720350009040"/><text:span text:style-name="T24">6</text:span><text:change-end text:change-id="ct1720350009040"/><text:change-start text:change-id="ct1720349998240"/>/01<text:change-end text:change-id="ct172034999824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00400"/>Février<text:change-end text:change-id="ct1720350000400"/></text:p>
          </table:table-cell>
          <table:table-cell table:style-name="Tableau1.A1" office:value-type="string">
            <text:p text:style-name="P4"><text:change-start text:change-id="ct1720350003040"/>2<text:change-end text:change-id="ct1720350003040"/><text:change text:change-id="ct1720349999440"/><text:change-start text:change-id="ct1720350003520"/><text:span text:style-name="T26">6</text:span><text:change-end text:change-id="ct1720350003520"/><text:change text:change-id="ct1720349999920"/><text:change-start text:change-id="ct1720349998720"/>/01<text:change-end text:change-id="ct1720349998720"/></text:p>
          </table:table-cell>
          <table:table-cell table:style-name="Tableau1.C1" office:value-type="string">
            <text:p text:style-name="P8"><text:change text:change-id="ct1720349999200"/><text:change-start text:change-id="ct1720350000640"/>0<text:change-end text:change-id="ct1720350000640"/><text:change text:change-id="ct1720349999680"/><text:change text:change-id="ct1720350006400"/><text:change-start text:change-id="ct1720350001840"/><text:span text:style-name="T26">4</text:span><text:change-end text:change-id="ct1720350001840"/><text:change text:change-id="ct1720350012160"/><text:change text:change-id="ct1720350000880"/><text:change-start text:change-id="ct1720349997280"/>/02<text:change-end text:change-id="ct172034999728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01120"/>Mars<text:change-end text:change-id="ct1720350001120"/></text:p>
          </table:table-cell>
          <table:table-cell table:style-name="Tableau1.A1" office:value-type="string">
            <text:p text:style-name="P4"><text:change-start text:change-id="ct1720350009280"/>2<text:change-end text:change-id="ct1720350009280"/><text:change text:change-id="ct1720350001600"/><text:change text:change-id="ct1720350001360"/><text:change-start text:change-id="ct1720350002080"/><text:span text:style-name="T26">3</text:span><text:change-end text:change-id="ct1720350002080"/><text:change text:change-id="ct1720350002320"/><text:change-start text:change-id="ct1720350004240"/><text:span text:style-name="T23">/</text:span><text:change-end text:change-id="ct1720350004240"/><text:change-start text:change-id="ct1720350002560"/>02<text:change-end text:change-id="ct1720350002560"/></text:p>
          </table:table-cell>
          <table:table-cell table:style-name="Tableau1.C1" office:value-type="string">
            <text:p text:style-name="P4"><text:change-start text:change-id="ct1720350010480"/>0<text:change-end text:change-id="ct1720350010480"/><text:change text:change-id="ct1720349997760"/><text:change-start text:change-id="ct1720350009520"/><text:span text:style-name="T26">4</text:span><text:change-end text:change-id="ct1720350009520"/><text:change text:change-id="ct1720350006640"/><text:change text:change-id="ct1720350010000"/><text:change-start text:change-id="ct1720350006880"/>/03<text:change-end text:change-id="ct172035000688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11680"/>Avril<text:change-end text:change-id="ct1720350011680"/></text:p>
          </table:table-cell>
          <table:table-cell table:style-name="Tableau1.A1" office:value-type="string">
            <text:p text:style-name="P4"><text:change-start text:change-id="ct1720350010240"/>2<text:change-end text:change-id="ct1720350010240"/><text:change text:change-id="ct1720350011440"/><text:change-start text:change-id="ct1720350010960"/><text:span text:style-name="T21">5</text:span><text:change-end text:change-id="ct1720350010960"/><text:change-start text:change-id="ct1720350002800"/>/03<text:change-end text:change-id="ct1720350002800"/></text:p>
          </table:table-cell>
          <table:table-cell table:style-name="Tableau1.C1" office:value-type="string">
            <text:p text:style-name="P4"><text:change text:change-id="ct1720350007120"/><text:change-start text:change-id="ct1720350003280"/><text:span text:style-name="T6">0</text:span><text:change-end text:change-id="ct1720350003280"/><text:change text:change-id="ct1720350003760"/><text:change text:change-id="ct1720350005440"/><text:change text:change-id="ct1720350008080"/><text:change-start text:change-id="ct1720350011200"/><text:span text:style-name="T26">3</text:span><text:change-end text:change-id="ct1720350011200"/><text:change text:change-id="ct1720350004000"/><text:change-start text:change-id="ct1720350004480"/>/04<text:change-end text:change-id="ct172035000448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10720"/>Mai<text:change-end text:change-id="ct1720350010720"/></text:p>
          </table:table-cell>
          <table:table-cell table:style-name="Tableau1.A1" office:value-type="string">
            <text:p text:style-name="P4"><text:change-start text:change-id="ct1720350011920"/>2<text:change-end text:change-id="ct1720350011920"/><text:change-start text:change-id="ct1720349997520"/><text:span text:style-name="T22">4</text:span><text:change-end text:change-id="ct1720349997520"/><text:change text:change-id="ct1720350004720"/><text:change-start text:change-id="ct1720350004960"/>/04<text:change-end text:change-id="ct1720350004960"/></text:p>
          </table:table-cell>
          <table:table-cell table:style-name="Tableau1.C1" office:value-type="string">
            <text:p text:style-name="P15"><text:change-start text:change-id="ct1720350005680"/><text:span text:style-name="T7">0</text:span><text:change-end text:change-id="ct1720350005680"/><text:change text:change-id="ct1720350006160"/><text:change text:change-id="ct1720350005920"/><text:change-start text:change-id="ct1720350007360"/><text:span text:style-name="T7">5</text:span><text:change-end text:change-id="ct1720350007360"/><text:change-start text:change-id="ct1720350007840"/><text:span text:style-name="T7">/</text:span><text:change-end text:change-id="ct1720350007840"/><text:change-start text:change-id="ct1720350008320"/>05<text:change-end text:change-id="ct172035000832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08560"/>Juin<text:change-end text:change-id="ct1720350008560"/></text:p>
          </table:table-cell>
          <table:table-cell table:style-name="Tableau1.A1" office:value-type="string">
            <text:p text:style-name="P4"><text:change-start text:change-id="ct1720350012400"/>2<text:change-end text:change-id="ct1720350012400"/><text:change-start text:change-id="ct1720350013120"/><text:span text:style-name="T26">2</text:span><text:change-end text:change-id="ct1720350013120"/><text:change text:change-id="ct1720350012880"/><text:change text:change-id="ct1720350012640"/><text:change-start text:change-id="ct1720350039040"/><text:span text:style-name="T24">/</text:span>05<text:change-end text:change-id="ct1720350039040"/></text:p>
          </table:table-cell>
          <table:table-cell table:style-name="Tableau1.C1" office:value-type="string">
            <text:p text:style-name="P4"><text:change text:change-id="ct1720350038320"/><text:change-start text:change-id="ct1720350043360"/><text:span text:style-name="T4">0</text:span><text:change-end text:change-id="ct1720350043360"/><text:change-start text:change-id="ct1720350043120"/><text:span text:style-name="T26">4</text:span><text:change-end text:change-id="ct1720350043120"/><text:change text:change-id="ct1720350042880"/><text:change text:change-id="ct1720350045040"/><text:change-start text:change-id="ct1720350040480"/>/06<text:change-end text:change-id="ct172035004048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43600"/>Juillet<text:change-end text:change-id="ct1720350043600"/></text:p>
          </table:table-cell>
          <table:table-cell table:style-name="Tableau1.A1" office:value-type="string">
            <text:p text:style-name="P4"><text:change-start text:change-id="ct1720350042400"/>2<text:change-end text:change-id="ct1720350042400"/><text:change-start text:change-id="ct1720350034000"/><text:span text:style-name="T23">4</text:span><text:change-end text:change-id="ct1720350034000"/><text:change text:change-id="ct1720350034240"/><text:change-start text:change-id="ct1720350032320"/>/06<text:change-end text:change-id="ct1720350032320"/></text:p>
          </table:table-cell>
          <table:table-cell table:style-name="Tableau1.C1" office:value-type="string">
            <text:p text:style-name="P4"><text:change-start text:change-id="ct1720350043840"/>0<text:change-end text:change-id="ct1720350043840"/><text:change text:change-id="ct1720350038080"/><text:change text:change-id="ct1720350031360"/><text:change-start text:change-id="ct1720350038560"/><text:span text:style-name="T26">3</text:span><text:change-end text:change-id="ct1720350038560"/><text:change text:change-id="ct1720350039760"/><text:change text:change-id="ct1720350044080"/><text:change-start text:change-id="ct1720350040240"/>/07<text:change-end text:change-id="ct172035004024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41440"/>Août<text:change-end text:change-id="ct1720350041440"/></text:p>
          </table:table-cell>
          <table:table-cell table:style-name="Tableau1.A1" office:value-type="string">
            <text:p text:style-name="P4"><text:change-start text:change-id="ct1720350035440"/>2<text:change-end text:change-id="ct1720350035440"/><text:change-start text:change-id="ct1720350045520"/><text:span text:style-name="T26">7</text:span><text:change-end text:change-id="ct1720350045520"/><text:change text:change-id="ct1720350034720"/><text:change text:change-id="ct1720350040720"/><text:change-start text:change-id="ct1720350044560"/>/07<text:change-end text:change-id="ct1720350044560"/></text:p>
          </table:table-cell>
          <table:table-cell table:style-name="Tableau1.C1" office:value-type="string">
            <text:p text:style-name="P9"><text:change text:change-id="ct1720350044320"/><text:change-start text:change-id="ct1720350035920"/><text:span text:style-name="T4">0</text:span><text:change-end text:change-id="ct1720350035920"/><text:change text:change-id="ct1720350044800"/><text:change text:change-id="ct1720350040000"/><text:change text:change-id="ct1720350039280"/><text:change-start text:change-id="ct1720350035200"/><text:span text:style-name="T4">5</text:span><text:change-end text:change-id="ct1720350035200"/><text:change-start text:change-id="ct1720350032800"/>/08<text:change-end text:change-id="ct172035003280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45280"/>Septembre<text:change-end text:change-id="ct1720350045280"/></text:p>
          </table:table-cell>
          <table:table-cell table:style-name="Tableau1.A1" office:value-type="string">
            <text:p text:style-name="P4"><text:change-start text:change-id="ct1720350045760"/>2<text:change-end text:change-id="ct1720350045760"/><text:change text:change-id="ct1720350039520"/><text:change-start text:change-id="ct1720350046000"/><text:span text:style-name="T8">5</text:span><text:change-end text:change-id="ct1720350046000"/><text:change-start text:change-id="ct1720350042160"/><text:span text:style-name="T8">/</text:span>08<text:change-end text:change-id="ct1720350042160"/></text:p>
          </table:table-cell>
          <table:table-cell table:style-name="Tableau1.C1" office:value-type="string">
            <text:p text:style-name="P9"><text:change text:change-id="ct1720350046240"/><text:change-start text:change-id="ct1720350042640"/><text:span text:style-name="T2">0</text:span><text:change-end text:change-id="ct1720350042640"/><text:change text:change-id="ct1720350036880"/><text:change text:change-id="ct1720350031120"/><text:change-start text:change-id="ct1720350041200"/><text:span text:style-name="T2">4</text:span><text:change-end text:change-id="ct1720350041200"/><text:change text:change-id="ct1720350031600"/><text:change-start text:change-id="ct1720350036160"/>/09<text:change-end text:change-id="ct172035003616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35680"/>Octobre<text:change-end text:change-id="ct1720350035680"/></text:p>
          </table:table-cell>
          <table:table-cell table:style-name="Tableau1.A1" office:value-type="string">
            <text:p text:style-name="P4"><text:change text:change-id="ct1720350041680"/><text:change text:change-id="ct1720350036400"/><text:change-start text:change-id="ct1720350034960"/><text:span text:style-name="T20">24</text:span><text:change-end text:change-id="ct1720350034960"/><text:change-start text:change-id="ct1720350037360"/>/09<text:change-end text:change-id="ct1720350037360"/></text:p>
          </table:table-cell>
          <table:table-cell table:style-name="Tableau1.C1" office:value-type="string">
            <text:p text:style-name="P4"><text:change text:change-id="ct1720350036640"/><text:change-start text:change-id="ct1720350037120"/><text:span text:style-name="T2">0</text:span><text:change-end text:change-id="ct1720350037120"/><text:change-start text:change-id="ct1720350031840"/><text:span text:style-name="T26">5</text:span><text:change-end text:change-id="ct1720350031840"/><text:change text:change-id="ct1720350032080"/><text:change text:change-id="ct1720350041920"/><text:change-start text:change-id="ct1720350032560"/><text:span text:style-name="T2">/</text:span>10<text:change-end text:change-id="ct172035003256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037600"/>Novembre<text:change-end text:change-id="ct1720350037600"/></text:p>
          </table:table-cell>
          <table:table-cell table:style-name="Tableau1.A1" office:value-type="string">
            <text:p text:style-name="P4"><text:change-start text:change-id="ct1720350040960"/>2<text:change-end text:change-id="ct1720350040960"/><text:change text:change-id="ct1720350033040"/><text:change text:change-id="ct1720350037840"/><text:change-start text:change-id="ct1720350033280"/><text:span text:style-name="T26">6</text:span><text:change-end text:change-id="ct1720350033280"/><text:change text:change-id="ct1720350033520"/><text:change-start text:change-id="ct1720350033760"/><text:span text:style-name="T25">/</text:span><text:change-end text:change-id="ct1720350033760"/><text:change-start text:change-id="ct1720350038800"/>10<text:change-end text:change-id="ct1720350038800"/></text:p>
          </table:table-cell>
          <table:table-cell table:style-name="Tableau1.C1" office:value-type="string">
            <text:p text:style-name="P9"><text:change text:change-id="ct1720350046720"/><text:change text:change-id="ct1720350046480"/><text:change text:change-id="ct1720350046960"/><text:change-start text:change-id="ct1720350092368"/><text:span text:style-name="T9">0</text:span><text:change-end text:change-id="ct1720350092368"/><text:change-start text:change-id="ct1720350094768"/><text:span text:style-name="T26">4</text:span><text:change-end text:change-id="ct1720350094768"/><text:change text:change-id="ct1720350105328"/><text:change-start text:change-id="ct1720350102208"/>/11<text:change-end text:change-id="ct1720350102208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1720350104128"/>Décembre<text:change-end text:change-id="ct1720350104128"/></text:p>
          </table:table-cell>
          <table:table-cell table:style-name="Tableau1.A1" office:value-type="string">
            <text:p text:style-name="P4"><text:change text:change-id="ct1720350101008"/><text:change-start text:change-id="ct1720350097408"/><text:span text:style-name="T10">1</text:span><text:change-end text:change-id="ct1720350097408"/><text:change text:change-id="ct1720350099568"/><text:change-start text:change-id="ct1720350098128"/><text:span text:style-name="T26">3</text:span><text:change-end text:change-id="ct1720350098128"/><text:change text:change-id="ct1720350104368"/><text:change-start text:change-id="ct1720350095008"/>/11 (date unique)<text:change-end text:change-id="ct1720350095008"/>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><text:change-start text:change-id="ct1720350104608"/></text:p>
      <text:p text:style-name="P1">Il est rappelé aux services gestionnaires de <text:span text:style-name="T9">personnel</text:span> que la première remise GEST doit comporter la majorité des mouvements de la paye du mois. En tout état de cause, ce <text:span text:style-name="T9">premier</text:span> envoi doit-être <text:s/><text:span text:style-name="T9">réalisé </text:span>pour le dernier jour ouvré du mois précédent au plus tard. </text:p>
      <text:p text:style-name="P10">Un <text:span text:style-name="T11">ou plusieurs </text:span>envoi<text:span text:style-name="T11">s</text:span> complémentaire<text:span text:style-name="T11">s</text:span> peu<text:span text:style-name="T11">vent</text:span> être effectué<text:span text:style-name="T11">s</text:span> pour permettre la prise en compte d'événements de gestion non connus lors de la première remise <text:span text:style-name="T11">ou pou</text:span><text:change-end text:change-id="ct1720350104608"/><text:span text:style-name="T11">r notifier des mouvements afférents à une opération spécifique</text:span>. </text:p>
      <text:p text:style-name="P10">Enfin, il doit y avoir concomitance entre les remises informatiques et les transmissions de pièces justificativ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4cm" fo:margin-bottom="0.67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ALENDRIER 2010 DES REMISES</dc:title>
    <meta:initial-creator>DGFiP</meta:initial-creator>
    <meta:creation-date>2013-11-06T11:59:00</meta:creation-date>
    <dc:date>2025-07-23T08:45:42.843000000</dc:date>
    <meta:print-date>2023-08-31T10:06:28.973000000</meta:print-date>
    <meta:editing-cycles>57</meta:editing-cycles>
    <meta:editing-duration>PT3H37M7S</meta:editing-duration>
    <meta:generator>LibreOffice/7.2.7.2.M7$Windows_X86_64 LibreOffice_project/eae1a20eee24d7fbeb19ff1fe91a658206f3f25b</meta:generator>
    <dc:creator>Franck COLAS</dc:creator>
    <meta:document-statistic meta:table-count="1" meta:image-count="0" meta:object-count="0" meta:page-count="1" meta:paragraph-count="48" meta:word-count="179" meta:character-count="1109" meta:non-whitespace-character-count="972"/>
    <meta:user-defined meta:name="Info 1"/>
    <meta:user-defined meta:name="Info 2"/>
    <meta:user-defined meta:name="Info 3"/>
    <meta:user-defined meta:name="Info 4"/>
  </office:meta>
</office:document-meta>
</file>